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표준" style:master-page-name="MP0">
      <style:paragraph-properties style:page-number="auto" fo:break-before="page"/>
    </style:style>
    <style:style style:name="P2" style:family="paragraph" style:parent-style-name="표준">
      <style:text-properties officeooo:rsid="001717c1" officeooo:paragraph-rsid="001717c1"/>
    </style:style>
    <style:style style:name="T1" style:family="text">
      <style:text-properties officeooo:rsid="00198657"/>
    </style:style>
    <style:style style:name="T2" style:family="text">
      <style:text-properties officeooo:rsid="0019c6e6"/>
    </style:style>
    <style:style style:name="T3" style:family="text">
      <style:text-properties officeooo:rsid="001b9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9-03-25</text:p>
      <text:p text:style-name="표준">이건 한글로 쓴다 아무래도 개발 일지는 한글로 써야지.</text:p>
      <text:p text:style-name="표준">현재 레벨 빌더하고 에디터GUI 애드온하고 구별되어 있는데 빌더의 역할을 GUI 애드온에 합쳐서 Grid를 보면서 빌드할 수 있도록 하게 하자. 그게 훨씬 좋을 것 같다. 그리고 Grid는 OnOFF할 수 있게 하는 버튼도 추가하자. </text:p>
      <text:p text:style-name="표준"/>
      <text:p text:style-name="P2">2019-03-26 </text:p>
      <text:p text:style-name="P2">어제 갑자기 현자타임이 왔는데 왜 왔냐고 하면 내가 그래도 써먹을 수 있겠다고 생각했던 방법이 사실 별로 쓸모가 없다는 걸 깨달았기 때문이다. 그래서 개발도 때려치우고 트위치만 보다가 더 큰 현자타임이 와버렸는데 이제 외면하면 안된다. 어차피 하루에 3.75시간 제외하고는 개발에 집중해야 하는데 외면해봐야 고통스럽기만 하다. 그래서 문제가 무엇인가 하면 원래 내가 구현하려면 내용은 다음과 같다.</text:p>
      <text:p text:style-name="P2">1. 에디터는 버튼을 통해서만 일정 크기만큼 이동하면서 그리드를 선택할 수 있다.</text:p>
      <text:p text:style-name="P2">2. 에디터는 선택된 그리드 위에 육각형 타일을 생성할 수 있고, 생성 또한 버튼으로 한다.</text:p>
      <text:p text:style-name="P2">아이디어는 나쁘지 않았다. Input을 매우 제한적으로 하면서 예상되는 문제를 최소화 하는 방법이다. 문제는 이렇게 하다가는 레벨 디자인이 한 세월이 걸린다는 점이다. 물론 이게 최악은 분명 아니지만 차악은 있을 거라고 생각이 드니 허탈해 진거다. 그 차악이라고 하면 다음과 같다.</text:p>
      <text:p text:style-name="P2">1. 플레이어는 그리드를 선택할 수 있다. 그리드는 Row와 Column그리고 사이즈에 따라서 자동으로 생성이 된다. 플레이어는 그리드를 추가하거나 삭제할 수는 없다.</text:p>
      <text:p text:style-name="P2">2. 선택한 그리드에 플레이어는 타일을 할당할 수 있다.</text:p>
      <text:p text:style-name="P2">정리하다 보니까 생각보다 별로 큰 문제가 아니었음을 깨달아 버렸다… 그리드 자동생성과 플레이어는 그디르르 만져서는 안 된다는 규칙만으로 그리드 데이터 저장문제는 해결이 되는 문제고, 에디터의 불편함을 해결하기 위해서 자유로운 클릭을 지원하려고 했던 건데 생각해보니, 그리드 타일에 붙어져 있는 <text:span text:style-name="T1">Monobehaviour에 값을 할당하고 Onvalidate로 타일을 active하게 수정할 수 있게 하면 될 것 같다. 참… 이렇게 간단할 것을 이렇게 고민했단 말인가? </text:span></text:p>
      <text:p text:style-name="P2">굳이 타일 이동도 불필요하게 설정할 필요도 없고 포인터도 필요가 없다. 중요한 건 그리드 자동생성 뿐이었다. 다만 에디터가 그리드를 임의로 생성해서는 안된다는 룰만이 있을 뿐인데 이건 결국 프로그래밍 순에서 임의로 설정할 수는 없을 것이고 아마도 주석이나 큰 규칙으로 붙여 두는 수 밖에는 없을 것이다. 아니다…. 이것도 프로그래밍적인 부분에서 설정을 하기 쉬운 방법이 있다. 바로 자동으로 생성된 타일에 대해서만 <text:span text:style-name="T2">OnValidate나 Onenable등을 통해서 데이터 자료형에 등록을 하고 Registered 마크를 찍어서 저장하고 에디터가 임의로 생성한 오브젝트에 대해서는 디폴트로 Not registered로 설정해둔다. 그리고 특정 행위나 특정 씬으로 넘어갈 때 Register 되지 않은 오브젝트가 있는지 검사하고 만약 있다고 한다면 Debug.Logerror를 통해서 경고를 호출하도록 하자. 상당히 합리적인 방법이라고 생각한다. </text:span></text:p>
      <text:p text:style-name="P2"/>
      <text:p text:style-name="P2">좋다, 만족스럽네. 그래 이렇게 찬찬히 고민하면서 생각을 정리하면 쉽게 풀릴 문제였는데 왜 그리 허탈해 하고 피하려고만 했는지 말이다. 피하려고만 해서는 끝이 없다는 걸 알아야 한다. 있는 힘껏 부딪히고 도전해야만 한다. 지금 내게는 시간이 별로 없으니까 말이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날짜" style:family="paragraph" style:parent-style-name="표준" style:next-style-name="표준">
      <style:paragraph-properties fo:hyphenation-ladder-count="no-limit"/>
      <style:text-properties fo:hyphenate="false"/>
    </style:style>
    <style:style style:name="기본_20_단락_20_글꼴" style:display-name="기본 단락 글꼴" style:family="text"/>
    <style:style style:name="날짜_20_Char" style:display-name="날짜 Char" style:family="text" style:parent-style-name="기본_20_단락_20_글꼴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Akrid</meta:initial-creator>
    <meta:creation-date>2019-03-24T16:50:00Z</meta:creation-date>
    <dc:date>2019-03-26T15:09:30.489510886</dc:date>
    <meta:editing-cycles>7</meta:editing-cycles>
    <meta:editing-duration>PT11M39S</meta:editing-duration>
    <meta:document-statistic meta:table-count="0" meta:image-count="0" meta:object-count="0" meta:page-count="1" meta:paragraph-count="13" meta:word-count="1154" meta:character-count="1660" meta:non-whitespace-character-count="1287"/>
    <meta:template xlink:type="simple" xlink:actuate="onRequest" xlink:title="" xlink:href="Normal.dotm"/>
  </office:meta>
</office:document-meta>
</file>